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3.309cm" fo:min-width="3.875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3.56cm" fo:min-width="4.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4.072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659cm" svg:height="1.016cm" svg:x="11.513cm" svg:y="2.186cm">
          <draw:text-box>
            <text:p>above size limit?</text:p>
          </draw:text-box>
        </draw:frame>
        <draw:custom-shape draw:style-name="gr2" draw:text-style-name="P3" draw:layer="layout" svg:width="5.08cm" svg:height="5.334cm" svg:x="5.08cm" svg:y="1.778cm">
          <text:p text:style-name="P2">Microscopy</text:p>
          <text:p text:style-name="P2">imag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5.08cm" svg:height="5.334cm" svg:x="17.526cm" svg:y="1.778cm">
          <text:p text:style-name="P2">Overlapping</text:p>
          <text:p text:style-name="P2">image chunk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4" draw:layer="layout" svg:width="5.08cm" svg:height="3.81cm" svg:x="11.43cm" svg:y="8.636cm">
          <text:p text:style-name="P2"><text:span text:style-name="T1">Detectron</text:span></text:p>
          <text:p text:style-name="P2"><text:span text:style-name="T2">Generate </text:span><text:span text:style-name="T2"><text:line-break/></text:span><text:span text:style-name="T2">seg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0.26cm" svg:y1="4.572cm" svg:x2="17.372cm" svg:y2="4.572cm">
          <text:p/>
        </draw:line>
        <draw:line draw:style-name="gr4" draw:text-style-name="P5" draw:layer="layout" svg:x1="7.366cm" svg:y1="6.858cm" svg:x2="11.43cm" svg:y2="10.414cm">
          <text:p/>
        </draw:line>
        <draw:line draw:style-name="gr4" draw:text-style-name="P5" draw:layer="layout" svg:x1="11.43cm" svg:y1="10.414cm" svg:x2="7.874cm" svg:y2="13.97cm">
          <text:p/>
        </draw:line>
        <draw:custom-shape draw:style-name="gr2" draw:text-style-name="P3" draw:layer="layout" svg:width="5.08cm" svg:height="5.334cm" svg:x="5.08cm" svg:y="13.97cm">
          <text:p text:style-name="P2">Segmented<text:line-break/>imag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5.08cm" svg:height="5.334cm" svg:x="17.78cm" svg:y="13.716cm">
          <text:p text:style-name="P2">Segmented<text:line-break/>image</text:p>
          <text:p text:style-name="P2">chunk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5" draw:layer="layout" svg:x1="20.63cm" svg:y1="6.858cm" svg:x2="16.566cm" svg:y2="10.414cm">
          <text:p/>
        </draw:line>
        <draw:line draw:style-name="gr4" draw:text-style-name="P5" draw:layer="layout" svg:x1="16.575cm" svg:y1="10.314cm" svg:x2="20.131cm" svg:y2="13.87cm">
          <text:p/>
        </draw:line>
        <draw:line draw:style-name="gr4" draw:text-style-name="P5" draw:layer="layout" svg:x1="17.78cm" svg:y1="16.51cm" svg:x2="10.16cm" svg:y2="16.51cm">
          <text:p/>
        </draw:line>
        <draw:custom-shape draw:style-name="gr5" draw:text-style-name="P3" draw:layer="layout" svg:width="4.572cm" svg:height="2.54cm" svg:x="11.684cm" svg:y="3.302cm">
          <text:p text:style-name="P2">Crop chun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4.572cm" svg:height="2.54cm" svg:x="11.684cm" svg:y="15.24cm">
          <text:p text:style-name="P2">Assemble<text:line-break/>chunk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9:40:05.173987660</meta:creation-date>
    <dc:date>2018-03-13T15:55:35.339942835</dc:date>
    <meta:editing-duration>PT1H51M47S</meta:editing-duration>
    <meta:editing-cycles>3</meta:editing-cycles>
    <meta:generator>LibreOffice/5.1.6.2$Linux_X86_64 LibreOffice_project/10m0$Build-2</meta:generator>
    <meta:document-statistic meta:object-count="37"/>
  </office:meta>
</office:document-meta>
</file>